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6000001FAE87591523D0CB320.png" manifest:media-type="image/png"/>
  <manifest:file-entry manifest:full-path="Pictures/10000201000004DC00000200E74660B8F3DECC58.png" manifest:media-type="image/png"/>
  <manifest:file-entry manifest:full-path="Pictures/10000201000004D8000001F3CCE0CDDAC69ACD4B.png" manifest:media-type="image/png"/>
  <manifest:file-entry manifest:full-path="Pictures/10000201000004D4000001F7FEACE9AAF43650AE.png" manifest:media-type="image/png"/>
  <manifest:file-entry manifest:full-path="Pictures/10000201000004D5000001F7C22610D9FF8E4F9C.png" manifest:media-type="image/png"/>
  <manifest:file-entry manifest:full-path="Pictures/10000201000004DF000001FC3850DB916F0E8417.png" manifest:media-type="image/png"/>
  <manifest:file-entry manifest:full-path="Pictures/10000201000004D4000001F29B2A0731F9362A45.png" manifest:media-type="image/png"/>
  <manifest:file-entry manifest:full-path="Pictures/10000201000004C7000001F47919F356154E5464.png" manifest:media-type="image/png"/>
  <manifest:file-entry manifest:full-path="Pictures/10000201000004D8000001F04239A1508829CED1.png" manifest:media-type="image/png"/>
  <manifest:file-entry manifest:full-path="Pictures/10000201000004D8000001F507D1BA7D4A1BDDAD.png" manifest:media-type="image/png"/>
  <manifest:file-entry manifest:full-path="Pictures/10000201000004D7000001F2315B5C5E15D833F4.png" manifest:media-type="image/png"/>
  <manifest:file-entry manifest:full-path="Pictures/10000201000004D6000001F2D22EB343AA07FE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er Hay</text:p>
      <text:p text:style-name="Standard">ID: 2447276</text:p>
      <text:p text:style-name="Standard"/>
      <text:p text:style-name="Standard">5 R</text:p>
      <text:p text:style-name="Standard"><draw:frame draw:style-name="fr2" draw:name="Image1" text:anchor-type="paragraph" svg:width="6.9252in" svg:height="2.8209in" draw:z-index="7"><draw:image xlink:href="Pictures/10000201000004DF000001FC3850DB916F0E8417.png" xlink:type="simple" xlink:show="embed" xlink:actuate="onLoad"/></draw:frame></text:p>
      <text:p text:style-name="Standard"><draw:frame draw:style-name="fr2" draw:name="Image2" text:anchor-type="paragraph" svg:width="6.9252in" svg:height="2.7862in" draw:z-index="8"><draw:image xlink:href="Pictures/10000201000004D8000001F3CCE0CDDAC69ACD4B.png" xlink:type="simple" xlink:show="embed" xlink:actuate="onLoad"/></draw:frame></text:p>
      <text:p text:style-name="Standard"><draw:frame draw:style-name="fr2" draw:name="Image3" text:anchor-type="paragraph" svg:width="6.9252in" svg:height="2.85in" draw:z-index="9"><draw:image xlink:href="Pictures/10000201000004DC00000200E74660B8F3DECC58.png" xlink:type="simple" xlink:show="embed" xlink:actuate="onLoad"/></draw:frame><text:soft-page-break/></text:p>
      <text:p text:style-name="Standard"><draw:frame draw:style-name="fr2" draw:name="Image4" text:anchor-type="paragraph" svg:width="6.9252in" svg:height="2.8181in" draw:z-index="10"><draw:image xlink:href="Pictures/10000201000004D4000001F7FEACE9AAF43650AE.png" xlink:type="simple" xlink:show="embed" xlink:actuate="onLoad"/></draw:frame></text:p>
      <text:p text:style-name="Standard"><draw:frame draw:style-name="fr2" draw:name="Image5" text:anchor-type="paragraph" svg:width="6.9252in" svg:height="2.798in" draw:z-index="11"><draw:image xlink:href="Pictures/10000201000004D8000001F507D1BA7D4A1BDDAD.png" xlink:type="simple" xlink:show="embed" xlink:actuate="onLoad"/></draw:frame></text:p>
      <text:p text:style-name="P2">5 1-2 1-3 1-3 2-3 3-4 1-5 1-4 2-5 </text:p>
      <text:p text:style-name="Standard"/>
      <text:p text:style-name="Standard"><draw:frame draw:style-name="fr1" draw:name="Image6" text:anchor-type="char" svg:y="0in" svg:width="6.9244in" svg:height="2.8146in" draw:z-index="0"><draw:image xlink:href="Pictures/10000201000004D5000001F7C22610D9FF8E4F9C.png" xlink:type="simple" xlink:show="embed" xlink:actuate="onLoad"/></draw:frame></text:p>
      <text:p text:style-name="Standard"><draw:frame draw:style-name="fr1" draw:name="Image7" text:anchor-type="char" svg:y="0in" svg:width="6.9244in" svg:height="2.7827in" draw:z-index="5"><draw:image xlink:href="Pictures/10000201000004D7000001F2315B5C5E15D833F4.png" xlink:type="simple" xlink:show="embed" xlink:actuate="onLoad"/></draw:frame></text:p>
      <text:p text:style-name="Standard"><draw:frame draw:style-name="fr1" draw:name="Image8" text:anchor-type="char" svg:y="0in" svg:width="6.9244in" svg:height="2.789in" draw:z-index="6"><draw:image xlink:href="Pictures/10000201000004D4000001F29B2A0731F9362A45.png" xlink:type="simple" xlink:show="embed" xlink:actuate="onLoad"/></draw:frame></text:p>
      <text:p text:style-name="Standard"><text:soft-page-break/>4 1-3 2-3 4-3 2-4 </text:p>
      <text:p text:style-name="Standard"/>
      <text:p text:style-name="Standard"><draw:frame draw:style-name="fr1" draw:name="Image9" text:anchor-type="char" svg:y="0in" svg:width="6.9244in" svg:height="2.7689in" draw:z-index="1"><draw:image xlink:href="Pictures/10000201000004D8000001F04239A1508829CED1.png" xlink:type="simple" xlink:show="embed" xlink:actuate="onLoad"/></draw:frame></text:p>
      <text:p text:style-name="Standard"><draw:frame draw:style-name="fr1" draw:name="Image10" text:anchor-type="char" svg:y="0in" svg:width="6.9244in" svg:height="2.7846in" draw:z-index="2"><draw:image xlink:href="Pictures/10000201000004D6000001F2D22EB343AA07FE81.png" xlink:type="simple" xlink:show="embed" xlink:actuate="onLoad"/></draw:frame></text:p>
      <text:p text:style-name="Standard"><draw:frame draw:style-name="fr1" draw:name="Image11" text:anchor-type="char" svg:y="0in" svg:width="6.9244in" svg:height="2.8299in" draw:z-index="3"><draw:image xlink:href="Pictures/10000201000004C7000001F47919F356154E5464.png" xlink:type="simple" xlink:show="embed" xlink:actuate="onLoad"/></draw:frame></text:p>
      <text:p text:style-name="Standard"><text:soft-page-break/></text:p>
      <text:p text:style-name="Standard"><draw:frame draw:style-name="fr1" draw:name="Image12" text:anchor-type="char" svg:y="0in" svg:width="6.9244in" svg:height="2.8291in" draw:z-index="4"><draw:image xlink:href="Pictures/10000201000004D6000001FAE87591523D0CB3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ter Hay</meta:initial-creator>
    <meta:creation-date>2016-04-03T11:49:28.130077000</meta:creation-date>
    <dc:creator>Carter Hay</dc:creator>
    <dc:date>2016-04-07T12:28:51.578937575</dc:date>
    <meta:editing-cycles>5</meta:editing-cycles>
    <meta:editing-duration>PT45M38S</meta:editing-duration>
    <meta:generator>LibreOffice/5.0.5.2$Linux_X86_64 LibreOffice_project/00m0$Build-2</meta:generator>
    <meta:document-statistic meta:table-count="0" meta:image-count="12" meta:object-count="0" meta:page-count="5" meta:paragraph-count="5" meta:word-count="20" meta:character-count="76" meta:non-whitespace-character-count="59"/>
  </office:meta>
</office:document-meta>
</file>